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4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25" style:family="paragraph" style:parent-style-name="Standard">
      <style:paragraph-properties fo:margin-left="0in" fo:margin-right="0in" fo:text-indent="0in" style:auto-text-indent="false"/>
    </style:style>
    <style:style style:name="P26" style:family="paragraph" style:parent-style-name="Standard">
      <style:paragraph-properties fo:break-before="auto" fo:break-after="auto"/>
    </style:style>
    <style:style style:name="P27" style:family="paragraph" style:parent-style-name="Heading_20_1" style:list-style-name="WWNum2"/>
    <style:style style:name="P2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style:text-underline-style="none" fo:font-weight="bold" style:font-weight-asian="bold"/>
    </style:style>
    <style:style style:name="T22" style:family="text">
      <style:text-properties style:font-name="Consolas" fo:font-size="9pt" fo:font-style="italic" style:font-name-asian="Consolas1" style:font-size-asian="9pt" style:font-style-asian="italic" style:font-name-complex="Consolas1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Sistemas operativos en red</text:span><text:span text:style-name="T2"><text:line-break/></text:span><text:span text:style-name="T3">UD 04. Actividades Evaluables 02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, Gloria Muñoz</text:span></text:p>
      <text:p text:style-name="P4"><text:span text:style-name="T5">Actualizado Septiembre 2025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dbh0n1vac4c8" text:style-name="Index_20_Link" text:visited-style-name="Index_20_Link"><text:span text:style-name="T17">1. Fecha de entrega<text:tab/>3</text:span></text:a></text:p>
          <text:p text:style-name="P13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3"><text:a xlink:type="simple" xlink:href="#_b9kzwmfy9fxd" text:style-name="Index_20_Link" text:visited-style-name="Index_20_Link"><text:span text:style-name="T17">3. Actividad 01<text:tab/>3</text:span></text:a></text:p>
          <text:p text:style-name="P13"><text:a xlink:type="simple" xlink:href="#_4owcmsjlyn6b" text:style-name="Index_20_Link" text:visited-style-name="Index_20_Link"><text:span text:style-name="T17">4. Actividad 02<text:tab/>3</text:span></text:a></text:p>
          <text:p text:style-name="P13"><text:a xlink:type="simple" xlink:href="#_6fwqqdybz39n" text:style-name="Index_20_Link" text:visited-style-name="Index_20_Link"><text:span text:style-name="T17">5. Actividad 03<text:tab/>3</text:span></text:a></text:p>
          <text:p text:style-name="P13"><text:a xlink:type="simple" xlink:href="#_alzs0el7m4cz" text:style-name="Index_20_Link" text:visited-style-name="Index_20_Link"><text:span text:style-name="T17">6. Actividad 04<text:tab/>4</text:span></text:a></text:p>
          <text:p text:style-name="P13"><text:a xlink:type="simple" xlink:href="#_ktvw864l9bkr" text:style-name="Index_20_Link" text:visited-style-name="Index_20_Link"><text:span text:style-name="T17">7. Actividad 05<text:tab/>4</text:span></text:a></text:p>
          <text:p text:style-name="P13"><text:a xlink:type="simple" xlink:href="#_6wczumkftewg" text:style-name="Index_20_Link" text:visited-style-name="Index_20_Link"><text:span text:style-name="T17">8. Actividad 06<text:tab/>4</text:span></text:a></text:p>
          <text:p text:style-name="P13"><text:a xlink:type="simple" xlink:href="#_10z7y1e0ud48" text:style-name="Index_20_Link" text:visited-style-name="Index_20_Link"><text:span text:style-name="T17">9. Actividad 07<text:tab/>4</text:span></text:a></text:p>
          <text:p text:style-name="P13"><text:a xlink:type="simple" xlink:href="#_5fe0zpaae4xr" text:style-name="Index_20_Link" text:visited-style-name="Index_20_Link"><text:span text:style-name="T17">10. Actividad 08<text:tab/>4</text:span></text:a></text:p>
          <text:p text:style-name="P13"><text:a xlink:type="simple" xlink:href="#_6grem8ntahsl" text:style-name="Index_20_Link" text:visited-style-name="Index_20_Link"><text:span text:style-name="T17">11. Actividad 09<text:tab/>4</text:span></text:a></text:p>
          <text:p text:style-name="P13"><text:a xlink:type="simple" xlink:href="#_vw00veskqbmp" text:style-name="Index_20_Link" text:visited-style-name="Index_20_Link"><text:span text:style-name="T17">12. Actividad 10<text:tab/>5</text:span></text:a></text:p>
          <text:p text:style-name="P13"><text:a xlink:type="simple" xlink:href="#_8tscdlysc4ky" text:style-name="Index_20_Link" text:visited-style-name="Index_20_Link"><text:span text:style-name="T17">13. Actividad 11<text:tab/>5</text:span></text:a></text:p>
          <text:p text:style-name="P13"><text:a xlink:type="simple" xlink:href="#_e2pc4awxbe1r" text:style-name="Index_20_Link" text:visited-style-name="Index_20_Link"><text:span text:style-name="T17">14. Actividad 12<text:tab/>5</text:span></text:a></text:p>
          <text:p text:style-name="P13"><text:a xlink:type="simple" xlink:href="#_alh39xso5d2j" text:style-name="Index_20_Link" text:visited-style-name="Index_20_Link"><text:span text:style-name="T17">15. Actividad 13<text:tab/>5</text:span></text:a></text:p>
          <text:p text:style-name="P13"><text:a xlink:type="simple" xlink:href="#_a36y6ru7xeme" text:style-name="Index_20_Link" text:visited-style-name="Index_20_Link"><text:span text:style-name="T17">16. Actividad 14<text:tab/>5</text:span></text:a></text:p>
          <text:p text:style-name="P13"><text:a xlink:type="simple" xlink:href="#_ho7gg4efah49" text:style-name="Index_20_Link" text:visited-style-name="Index_20_Link"><text:span text:style-name="T17">17. Actividad 15<text:tab/>5</text:span></text:a></text:p>
        </text:index-body>
      </text:table-of-content>
      <text:p text:style-name="P12"/>
      <text:p text:style-name="P15"/>
      <text:p text:style-name="P16"><text:span text:style-name="T14">UD04. Actividades evaluables 02</text:span></text:p>
      <text:list xml:id="list304366491" text:style-name="WWNum2">
        <text:list-item>
          <text:p text:style-name="P27"><text:bookmark text:name="_dbh0n1vac4c8"/>Fecha de entrega</text:p>
        </text:list-item>
      </text:list>
      <text:p text:style-name="Standard"><text:span text:style-name="T10">Fecha límite de entrega: </text:span><text:span text:style-name="T20">Martes 14 de octubre a las 23:55.</text:span></text:p>
      <text:p text:style-name="Standard">La actividad será evaluada cuando haya pasado la fecha límite de la entrega.</text:p>
      <text:p text:style-name="P10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21053536336435" text:continue-numbering="true" text:style-name="WWNum2">
        <text:list-item>
          <text:p text:style-name="P27"><text:bookmark text:name="_9maybllx2a09"/><text:soft-page-break/>Observaciones previas a la realización de tareas evaluables</text:p>
        </text:list-item>
      </text:list>
      <text:list xml:id="list3047928147" text:style-name="WWNum1">
        <text:list-item>
          <text:p text:style-name="P21">Salvo excepciones que lo indique en cada actividad, deberás generar un único documento para todo el boletín y en ese documento incluir la respuesta a cada actividad.</text:p>
        </text:list-item>
      </text:list>
      <text:list xml:id="list496874636" text:style-name="WWNum3">
        <text:list-item>
          <text:list>
            <text:list-item>
              <text:p text:style-name="P24">Si para la entrega se requiere entregar varios ficheros, entrégalos comprimido en un único fichero con extensión “.zip”.</text:p>
            </text:list-item>
          </text:list>
        </text:list-item>
      </text:list>
      <text:list xml:id="list21053844206622" text:continue-list="list3047928147" text:style-name="WWNum1">
        <text:list-item>
          <text:p text:style-name="P22">Las actividades deben realizarse en la lengua indicada en cada actividad. La gramática y ortografía tenéis que intentar hacerla bien.</text:p>
        </text:list-item>
        <text:list-item>
          <text:p text:style-name="P22"><text:span text:style-name="T20">Se deben incluir comentarios del código en cada fichero entregado.</text:span></text:p>
        </text:list-item>
        <text:list-item>
          <text:p text:style-name="P23"><text:span text:style-name="T20">NO SE PUEDE UTILIZAR CHATGPT NI SIMILARES, ya que el objetivo es que vosotros intentéis pensar como escribir el código.</text:span></text:p>
        </text:list-item>
      </text:list>
      <text:p text:style-name="P10"><text:span text:style-name="T11"><text:s/>❕</text:span><text:span text:style-name="T12"> </text:span><text:span text:style-name="T10">Atención: </text:span>no cumplir estas consideraciones puede reducir la nota hasta 3 puntos.</text:p>
      <text:list xml:id="list21052807173561" text:continue-list="list21053536336435" text:style-name="WWNum2">
        <text:list-item>
          <text:p text:style-name="P27"><text:bookmark text:name="_b9kzwmfy9fxd"/>Actividad 01</text:p>
        </text:list-item>
      </text:list>
      <text:p text:style-name="Standard">Utiliza el cmdlet Get-ChildItem para listar todos los directorios dentro de una carpeta específica y el cmdlet Export-Csv para generar un informe en un archivo CSV con el nombre de cada directorio y la fecha de última modificación.</text:p>
      <text:p text:style-name="P10"><text:span text:style-name="T9"><text:s/>📕 </text:span><text:span text:style-name="T10">A entregar: <text:s/></text:span><text:s/>fichero con script solicitado, con comentarios, con nombre NumEjer-nombre.ps1</text:p>
      <text:list xml:id="list21053373359397" text:continue-numbering="true" text:style-name="WWNum2">
        <text:list-item>
          <text:p text:style-name="P27"><text:bookmark text:name="_4owcmsjlyn6b"/>Actividad 02</text:p>
        </text:list-item>
      </text:list>
      <text:p text:style-name="Standard">Desarrolla un script que utilice Get-Service y Get-Process para verificar si ciertas características de seguridad están habilitadas en el sistema, como el firewall y el antivirus, y reporta el estado de cada uno en la consola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1053965732839" text:continue-numbering="true" text:style-name="WWNum2">
        <text:list-item>
          <text:p text:style-name="P27"><text:bookmark text:name="_6fwqqdybz39n"/>Actividad 03</text:p>
        </text:list-item>
      </text:list>
      <text:p text:style-name="Standard">Escribe un script que emplee Get-ChildItem y Copy-Item para encontrar y copiar todos los archivos modificados en los últimos 30 días dentro del directorio "Documents" del usuario actual a un directorio de backup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1051907965442" text:continue-numbering="true" text:style-name="WWNum2">
        <text:list-item>
          <text:p text:style-name="P27"><text:bookmark text:name="_alzs0el7m4cz"/>Actividad 04</text:p>
        </text:list-item>
      </text:list>
      <text:p text:style-name="Standard">Crea un script que use Get-NetIPAddress para obtener la configuración IP actual de todas las tarjetas de red en la máquina, incluyendo dirección IP, máscara de subred, y puerta de enlace, y lo presente en una tabla formateada con Format-Table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1053428728159" text:continue-numbering="true" text:style-name="WWNum2">
        <text:list-item>
          <text:p text:style-name="P27"><text:bookmark text:name="_ktvw864l9bkr"/>Actividad 05</text:p>
        </text:list-item>
      </text:list>
      <text:p text:style-name="Standard">Desarrolla un script que use Get-Counter para monitorear el uso de CPU y memoria en tiempo real y Write-EventLog para generar alertas cuando el uso de CPU o memoria exceda el 80% por más de 5 minutos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1053379763271" text:continue-numbering="true" text:style-name="WWNum2">
        <text:list-item>
          <text:p text:style-name="P27"><text:bookmark text:name="_6wczumkftewg"/>Actividad 06</text:p>
        </text:list-item>
      </text:list>
      <text:p text:style-name="Standard">Escribe un script que automatice tareas de mantenimiento básicas usando Remove-Item, Optimize-Volume, y Defrag para la limpieza de archivos temporales, optimización de disco y desfragmentación, y que genere un log con los resultados de estas operaciones usando Out-File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1052607910129" text:continue-numbering="true" text:style-name="WWNum2">
        <text:list-item>
          <text:p text:style-name="P27"><text:bookmark text:name="_10z7y1e0ud48"/>Actividad 07</text:p>
        </text:list-item>
      </text:list>
      <text:p text:style-name="P25"><text:soft-page-break/>Utiliza Get-EventLog o Get-WinEvent para crear un script que analice los logs de eventos del sistema buscando errores específicos que ocurrieron en la última semana y exporte los detalles relevantes a un archivo HTML utilizando ConvertTo-Html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1053379415882" text:continue-numbering="true" text:style-name="WWNum2">
        <text:list-item>
          <text:p text:style-name="P27"><text:bookmark text:name="_5fe0zpaae4xr"/>Actividad 08</text:p>
        </text:list-item>
      </text:list>
      <text:p text:style-name="Standard">Desarrolla un script que use Get-LocalUser para listar todos los usuarios locales en una máquina, mostrando cuáles están activos e inactivos, y Disable-LocalUser o Enable-LocalUser para permitir al administrador desactivar o reactivar cuentas desde la línea de comandos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1053800095690" text:continue-numbering="true" text:style-name="WWNum2">
        <text:list-item>
          <text:p text:style-name="P27"><text:bookmark text:name="_6grem8ntahsl"/>Actividad 09</text:p>
        </text:list-item>
      </text:list>
      <text:p text:style-name="Standard">Implementa un script que utilice Get-Process para listar todos los procesos que están corriendo con una prioridad por encima de lo normal, y Set-Process para permitir al usuario ajustar su prioridad a normal, confirmando los cambios realizados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1053979200906" text:continue-numbering="true" text:style-name="WWNum2">
        <text:list-item>
          <text:p text:style-name="P27"><text:bookmark text:name="_vw00veskqbmp"/>Actividad 10</text:p>
        </text:list-item>
      </text:list>
      <text:p text:style-name="Standard">Escribe un script que utilice Get-PSDrive o Get-Volume para calcular el espacio total y disponible en todas las unidades de disco conectadas a la computadora y genere un reporte visual en formato de gráfico de barras utilizando una herramienta de línea de comandos como gnuplot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1052410823161" text:continue-numbering="true" text:style-name="WWNum2">
        <text:list-item>
          <text:p text:style-name="P27"><text:bookmark text:name="_8tscdlysc4ky"/>Actividad 11</text:p>
        </text:list-item>
      </text:list>
      <text:p text:style-name="Standard">Utiliza el cmdlet Get-ChildItem para identificar archivos temporales (por ejemplo, archivos .tmp o .log) en el directorio "Windows\Temp" y el cmdlet Remove-Item para eliminarlos automáticamente. Asegúrate de incluir una verificación de seguridad que pida confirmación antes de eliminar los archivos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1052348558472" text:continue-numbering="true" text:style-name="WWNum2">
        <text:list-item>
          <text:p text:style-name="P27"><text:bookmark text:name="_e2pc4awxbe1r"/>Actividad 12</text:p>
        </text:list-item>
      </text:list>
      <text:p text:style-name="Standard">Desarrolla un script que use Get-Acl para listar los permisos de todos los archivos en un directorio específico y Export-Csv para guardar estos datos en un archivo CSV. Este script ayudará a auditar quién tiene acceso a información sensible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1052221153153" text:continue-numbering="true" text:style-name="WWNum2">
        <text:list-item>
          <text:p text:style-name="P27"><text:bookmark text:name="_alh39xso5d2j"/>Actividad 13</text:p>
        </text:list-item>
      </text:list>
      <text:p text:style-name="Standard">Crea un script que utilice Get-Package para verificar la versión instalada de un software específico y Start-Process para ejecutar un instalador desde una ubicación de red si la versión instalada es antigua. Este script facilitará el mantenimiento de software actualizado en múltiples máquinas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21053373071943" text:continue-numbering="true" text:style-name="WWNum2">
        <text:list-item>
          <text:p text:style-name="P27"><text:bookmark text:name="_a36y6ru7xeme"/>Actividad 14</text:p>
        </text:list-item>
      </text:list>
      <text:p text:style-name="Standard">Implementa un script usando Get-Drive para monitorear el espacio libre en discos críticos y Send-MailMessage para alertar a los administradores si el espacio libre cae por debajo de un umbral crítico. Configura el umbral y personaliza el mensaje de alerta según las necesidades de tu infraestructura.</text:p>
      <text:p text:style-name="P10"><text:span text:style-name="T9"><text:s/>📕 </text:span><text:span text:style-name="T10">A entregar: f</text:span>ichero con script solicitado, con comentarios, con nombre NumEjer-nombre.ps1</text:p>
      <text:list xml:id="list21052174186980" text:continue-numbering="true" text:style-name="WWNum2">
        <text:list-item>
          <text:p text:style-name="P27"><text:bookmark text:name="_ho7gg4efah49"/>Actividad 15</text:p>
        </text:list-item>
      </text:list>
      <text:p text:style-name="Standard">Escribe un script que use Get-Service para verificar el estado de los servicios de red esenciales como DHCP, DNS, y Web Server. Usa Format-Table para presentar los resultados en una tabla clara y Out-File para guardar esta información en un archivo de texto, facilitando revisiones periódicas del estado de servicios críticos.</text:p>
      <text:p text:style-name="P10"><text:span text:style-name="T9"><text:s/>📕 </text:span><text:span text:style-name="T10">A entregar: </text:span><text:s/>fichero con script solicitado, con comentarios, con nombre NumEjer-nombre.ps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fo:font-size="12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4. Actividades evaluables 02</text:span></text:p>
      </style:header>
      <style:footer>
        <text:p text:style-name="MP4"><text:span text:style-name="MT1">CFGM Sistemas Microinformáticos y Redes<text:tab/><text:tab/>Unidad 04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90" meta:word-count="1186" meta:character-count="7608" meta:non-whitespace-character-count="6493"/>
    <meta:generator>LibreOfficeDev/6.0.5.2$Linux_X86_64 LibreOffice_project/</meta:generator>
  </office:meta>
</office:document-meta>
</file>